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5.5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Francisco Beltrán Sánchez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3" calcext:value-type="float">
            <text:p><text:s/>0,03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4" calcext:value-type="float">
            <text:p><text:s/>0,04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75" calcext:value-type="float">
            <text:p><text:s/>0,075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05" calcext:value-type="float">
            <text:p><text:s/>0,0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a: Hay en la escena un cilindro texturizado (p.ej. lata de refresco) o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5" calcext:value-type="float">
            <text:p><text:s/>0,125 <text:s text:c="2"/></text:p>
          </table:table-cell>
          <table:table-cell table:number-columns-repeated="1022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5">00/00/0000</text:date>, <text:time style:data-style-name="N2" text:time-value="21:22:55.9294369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fjmel</meta:initial-creator>
    <meta:creation-date>2019-10-11T16:56:56Z</meta:creation-date>
    <dc:date>2020-01-15T21:26:06.275163720</dc:date>
    <meta:editing-duration>PT9M49S</meta:editing-duration>
    <meta:editing-cycles>7</meta:editing-cycles>
    <meta:document-statistic meta:table-count="1" meta:cell-count="188" meta:object-count="0"/>
  </office:meta>
</office:document-meta>
</file>